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fo:font-weight="normal" officeooo:rsid="00d056fb" officeooo:paragraph-rsid="00d4a6b5" style:font-weight-asian="normal" style:font-weight-complex="normal"/>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2d3d04" officeooo:paragraph-rsid="012d3d04" style:font-weight-asian="bold" style:font-weight-complex="bold"/>
    </style:style>
    <style:style style:name="P54" style:family="paragraph" style:parent-style-name="Text_20_body">
      <style:text-properties fo:font-weight="bold" officeooo:rsid="00cf102a" officeooo:paragraph-rsid="00cf102a" style:font-weight-asian="bold" style:font-weight-complex="bold"/>
    </style:style>
    <style:style style:name="P55" style:family="paragraph" style:parent-style-name="Text_20_body">
      <style:text-properties officeooo:rsid="00bd0a12" officeooo:paragraph-rsid="00bd0a12"/>
    </style:style>
    <style:style style:name="P56" style:family="paragraph" style:parent-style-name="Text_20_body">
      <style:text-properties officeooo:paragraph-rsid="00c899e0"/>
    </style:style>
    <style:style style:name="P57" style:family="paragraph" style:parent-style-name="Text_20_body">
      <style:text-properties officeooo:paragraph-rsid="00c9f872"/>
    </style:style>
    <style:style style:name="P58" style:family="paragraph" style:parent-style-name="Text_20_body">
      <style:text-properties officeooo:rsid="00cb145c" officeooo:paragraph-rsid="00cb145c"/>
    </style:style>
    <style:style style:name="P59" style:family="paragraph" style:parent-style-name="Text_20_body">
      <style:text-properties officeooo:paragraph-rsid="00cb9906"/>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67596" officeooo:paragraph-rsid="00d67596" style:font-weight-asian="normal" style:font-weight-complex="normal"/>
    </style:style>
    <style:style style:name="P63" style:family="paragraph" style:parent-style-name="Text_20_body">
      <style:text-properties officeooo:rsid="00d056fb" officeooo:paragraph-rsid="00d056fb"/>
    </style:style>
    <style:style style:name="P64" style:family="paragraph" style:parent-style-name="Text_20_body">
      <style:text-properties officeooo:rsid="00d39fdb" officeooo:paragraph-rsid="00d39fdb"/>
    </style:style>
    <style:style style:name="P65"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rsid="00e27d43" officeooo:paragraph-rsid="00e27d43"/>
    </style:style>
    <style:style style:name="P70" style:family="paragraph" style:parent-style-name="Text_20_body">
      <style:text-properties officeooo:rsid="00e27d43" officeooo:paragraph-rsid="012ff3de"/>
    </style:style>
    <style:style style:name="P71" style:family="paragraph" style:parent-style-name="Text_20_body">
      <style:text-properties officeooo:rsid="00e27d43" officeooo:paragraph-rsid="013692b4"/>
    </style:style>
    <style:style style:name="P72" style:family="paragraph" style:parent-style-name="Text_20_body">
      <style:text-properties officeooo:rsid="00e27d43" officeooo:paragraph-rsid="013b7447"/>
    </style:style>
    <style:style style:name="P73" style:family="paragraph" style:parent-style-name="Text_20_body">
      <style:text-properties officeooo:rsid="010147b0" officeooo:paragraph-rsid="010147b0"/>
    </style:style>
    <style:style style:name="P74" style:family="paragraph" style:parent-style-name="Text_20_body">
      <style:text-properties officeooo:paragraph-rsid="010147b0"/>
    </style:style>
    <style:style style:name="P75" style:family="paragraph" style:parent-style-name="Text_20_body">
      <style:text-properties style:font-name="Times New Roman" fo:font-size="12pt" officeooo:rsid="010147b0" officeooo:paragraph-rsid="010147b0" style:font-size-asian="10.5pt" style:font-size-complex="12pt"/>
    </style:style>
    <style:style style:name="P76" style:family="paragraph" style:parent-style-name="Text_20_body">
      <style:text-properties officeooo:rsid="0105f167" officeooo:paragraph-rsid="0105f167"/>
    </style:style>
    <style:style style:name="P77" style:family="paragraph" style:parent-style-name="Text_20_body">
      <style:text-properties officeooo:rsid="0106ee25" officeooo:paragraph-rsid="010b545c"/>
    </style:style>
    <style:style style:name="P78" style:family="paragraph" style:parent-style-name="Text_20_body">
      <style:text-properties officeooo:rsid="010cdfc5" officeooo:paragraph-rsid="010cdfc5"/>
    </style:style>
    <style:style style:name="P7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3" style:family="paragraph" style:parent-style-name="Text_20_body">
      <style:text-properties officeooo:rsid="00ebd833" officeooo:paragraph-rsid="00ebd833"/>
    </style:style>
    <style:style style:name="P84" style:family="paragraph" style:parent-style-name="Text_20_body">
      <style:text-properties officeooo:rsid="011726b3" officeooo:paragraph-rsid="011726b3"/>
    </style:style>
    <style:style style:name="P85" style:family="paragraph" style:parent-style-name="Text_20_body">
      <style:text-properties officeooo:rsid="01192ac1" officeooo:paragraph-rsid="01192ac1"/>
    </style:style>
    <style:style style:name="P86" style:family="paragraph" style:parent-style-name="Text_20_body">
      <style:text-properties officeooo:rsid="01192ac1" officeooo:paragraph-rsid="013c5761"/>
    </style:style>
    <style:style style:name="P87" style:family="paragraph" style:parent-style-name="Text_20_body">
      <style:text-properties officeooo:paragraph-rsid="013346f7"/>
    </style:style>
    <style:style style:name="P88" style:family="paragraph" style:parent-style-name="Text_20_body">
      <style:text-properties fo:language="pl" fo:country="PL" officeooo:rsid="010343fd" officeooo:paragraph-rsid="010343fd"/>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4" style:family="paragraph" style:parent-style-name="Standard" style:list-style-name="L3">
      <style:text-properties officeooo:paragraph-rsid="0019e40d"/>
    </style:style>
    <style:style style:name="P95" style:family="paragraph" style:parent-style-name="Standard" style:list-style-name="">
      <style:text-properties officeooo:rsid="00415cce" officeooo:paragraph-rsid="00415cce"/>
    </style:style>
    <style:style style:name="P96" style:family="paragraph" style:parent-style-name="Standard" style:list-style-name="">
      <style:text-properties officeooo:paragraph-rsid="0041b2b9"/>
    </style:style>
    <style:style style:name="P97" style:family="paragraph" style:parent-style-name="Standard" style:list-style-name="">
      <style:text-properties officeooo:paragraph-rsid="00415cce"/>
    </style:style>
    <style:style style:name="P98" style:family="paragraph" style:parent-style-name="Standard" style:list-style-name="">
      <style:text-properties fo:font-weight="bold" officeooo:rsid="00a4d732" officeooo:paragraph-rsid="00a4d732" style:font-weight-asian="bold" style:font-weight-complex="bold"/>
    </style:style>
    <style:style style:name="P99" style:family="paragraph" style:parent-style-name="Standard" style:list-style-name="">
      <style:text-properties officeooo:rsid="003e0de8" officeooo:paragraph-rsid="0041b2b9"/>
    </style:style>
    <style:style style:name="P100" style:family="paragraph" style:parent-style-name="Standard" style:list-style-name="L5">
      <style:text-properties officeooo:rsid="0041b2b9" officeooo:paragraph-rsid="0041b2b9"/>
    </style:style>
    <style:style style:name="P101" style:family="paragraph" style:parent-style-name="Standard" style:list-style-name="">
      <style:text-properties officeooo:rsid="0041b2b9" officeooo:paragraph-rsid="0041b2b9"/>
    </style:style>
    <style:style style:name="P102" style:family="paragraph" style:parent-style-name="Standard" style:list-style-name="L6">
      <style:text-properties officeooo:rsid="0041b2b9" officeooo:paragraph-rsid="0041b2b9"/>
    </style:style>
    <style:style style:name="P103" style:family="paragraph" style:parent-style-name="Standard" style:list-style-name="">
      <style:text-properties officeooo:rsid="00448f85" officeooo:paragraph-rsid="00448f85"/>
    </style:style>
    <style:style style:name="P104" style:family="paragraph" style:parent-style-name="Standard" style:list-style-name="">
      <style:text-properties officeooo:rsid="00458db7" officeooo:paragraph-rsid="00458db7"/>
    </style:style>
    <style:style style:name="P105" style:family="paragraph" style:parent-style-name="Standard" style:list-style-name="">
      <style:text-properties officeooo:rsid="004a8480" officeooo:paragraph-rsid="004a8480"/>
    </style:style>
    <style:style style:name="P106" style:family="paragraph" style:parent-style-name="Standard" style:list-style-name="">
      <style:text-properties officeooo:rsid="004ad29a" officeooo:paragraph-rsid="004ad29a"/>
    </style:style>
    <style:style style:name="P107" style:family="paragraph" style:parent-style-name="Standard" style:list-style-name="">
      <style:text-properties officeooo:rsid="004ce3ad" officeooo:paragraph-rsid="004ce3ad"/>
    </style:style>
    <style:style style:name="P108" style:family="paragraph" style:parent-style-name="Standard">
      <style:paragraph-properties fo:text-align="start" style:justify-single-word="false"/>
      <style:text-properties officeooo:paragraph-rsid="0014ca84"/>
    </style:style>
    <style:style style:name="P109" style:family="paragraph" style:parent-style-name="Standard" style:list-style-name="L22">
      <style:paragraph-properties fo:text-align="start" style:justify-single-word="false"/>
      <style:text-properties officeooo:rsid="014e2d64" officeooo:paragraph-rsid="014e2d64"/>
    </style:style>
    <style:style style:name="P110" style:family="paragraph" style:parent-style-name="Standard" style:list-style-name="L22">
      <style:paragraph-properties fo:text-align="start" style:justify-single-word="false"/>
      <style:text-properties officeooo:rsid="014e2d64" officeooo:paragraph-rsid="014ebafc"/>
    </style:style>
    <style:style style:name="P111" style:family="paragraph" style:parent-style-name="Standard">
      <style:paragraph-properties fo:text-align="start" style:justify-single-word="false"/>
      <style:text-properties officeooo:rsid="014e2d64" officeooo:paragraph-rsid="014ebafc"/>
    </style:style>
    <style:style style:name="P112" style:family="paragraph" style:parent-style-name="Text_20_body" style:list-style-name="L4">
      <style:text-properties officeooo:rsid="0036f7d8" officeooo:paragraph-rsid="0036f7d8"/>
    </style:style>
    <style:style style:name="P113" style:family="paragraph" style:parent-style-name="Text_20_body" style:list-style-name="L4">
      <style:text-properties officeooo:rsid="0037f2e7" officeooo:paragraph-rsid="0037f2e7"/>
    </style:style>
    <style:style style:name="P114" style:family="paragraph" style:parent-style-name="Text_20_body" style:list-style-name="L7">
      <style:text-properties officeooo:rsid="0052ba50" officeooo:paragraph-rsid="0052ba50"/>
    </style:style>
    <style:style style:name="P115" style:family="paragraph" style:parent-style-name="Text_20_body" style:list-style-name="L7">
      <style:text-properties officeooo:rsid="00553c4c" officeooo:paragraph-rsid="00553c4c"/>
    </style:style>
    <style:style style:name="P116" style:family="paragraph" style:parent-style-name="Text_20_body" style:list-style-name="L7">
      <style:text-properties officeooo:rsid="005c8b94" officeooo:paragraph-rsid="005c8b94"/>
    </style:style>
    <style:style style:name="P117" style:family="paragraph" style:parent-style-name="Text_20_body" style:list-style-name="L7">
      <style:text-properties officeooo:rsid="005e198d" officeooo:paragraph-rsid="005e198d"/>
    </style:style>
    <style:style style:name="P118" style:family="paragraph" style:parent-style-name="Text_20_body" style:list-style-name="L8">
      <style:text-properties officeooo:rsid="006ac1f6" officeooo:paragraph-rsid="006ac1f6"/>
    </style:style>
    <style:style style:name="P119" style:family="paragraph" style:parent-style-name="Text_20_body" style:list-style-name="L9">
      <style:text-properties officeooo:rsid="006d1a2f" officeooo:paragraph-rsid="006d1a2f"/>
    </style:style>
    <style:style style:name="P120" style:family="paragraph" style:parent-style-name="Text_20_body" style:list-style-name="L9">
      <style:text-properties officeooo:rsid="006d78aa" officeooo:paragraph-rsid="006d78aa"/>
    </style:style>
    <style:style style:name="P121" style:family="paragraph" style:parent-style-name="Text_20_body" style:list-style-name="L10">
      <style:paragraph-properties fo:text-align="start" style:justify-single-word="false"/>
      <style:text-properties officeooo:rsid="0068018e" officeooo:paragraph-rsid="00f3ec19"/>
    </style:style>
    <style:style style:name="P122" style:family="paragraph" style:parent-style-name="Text_20_body" style:list-style-name="L10">
      <style:text-properties officeooo:rsid="0068018e" officeooo:paragraph-rsid="00f3ec19"/>
    </style:style>
    <style:style style:name="P123" style:family="paragraph" style:parent-style-name="Text_20_body" style:list-style-name="L10">
      <style:text-properties officeooo:rsid="0068018e" officeooo:paragraph-rsid="0068018e"/>
    </style:style>
    <style:style style:name="P124" style:family="paragraph" style:parent-style-name="Text_20_body" style:list-style-name="L10">
      <style:text-properties officeooo:rsid="00f3ec19" officeooo:paragraph-rsid="00f3ec19"/>
    </style:style>
    <style:style style:name="P125" style:family="paragraph" style:parent-style-name="Text_20_body" style:list-style-name="L11">
      <style:text-properties officeooo:rsid="00e81ed5" officeooo:paragraph-rsid="00e81ed5"/>
    </style:style>
    <style:style style:name="P126" style:family="paragraph" style:parent-style-name="Text_20_body" style:list-style-name="L12">
      <style:text-properties officeooo:rsid="007ed28e" officeooo:paragraph-rsid="007ed28e"/>
    </style:style>
    <style:style style:name="P127" style:family="paragraph" style:parent-style-name="Text_20_body" style:list-style-name="L13">
      <style:text-properties officeooo:rsid="007ed28e" officeooo:paragraph-rsid="007ed28e"/>
    </style:style>
    <style:style style:name="P128" style:family="paragraph" style:parent-style-name="Text_20_body" style:list-style-name="L15">
      <style:text-properties officeooo:rsid="007ed28e" officeooo:paragraph-rsid="00bf6365"/>
    </style:style>
    <style:style style:name="P129" style:family="paragraph" style:parent-style-name="Text_20_body" style:list-style-name="L14">
      <style:text-properties officeooo:rsid="007fd5db" officeooo:paragraph-rsid="007fd5db"/>
    </style:style>
    <style:style style:name="P130" style:family="paragraph" style:parent-style-name="Text_20_body" style:list-style-name="L15">
      <style:text-properties officeooo:rsid="007fd5db" officeooo:paragraph-rsid="00c657e3"/>
    </style:style>
    <style:style style:name="P131" style:family="paragraph" style:parent-style-name="Text_20_body" style:list-style-name="L15">
      <style:text-properties officeooo:rsid="007fd5db" officeooo:paragraph-rsid="00c686ba"/>
    </style:style>
    <style:style style:name="P132" style:family="paragraph" style:parent-style-name="Text_20_body" style:list-style-name="L15">
      <style:text-properties officeooo:rsid="00bf6365" officeooo:paragraph-rsid="00bf6365"/>
    </style:style>
    <style:style style:name="P133" style:family="paragraph" style:parent-style-name="Text_20_body" style:list-style-name="L15">
      <style:text-properties officeooo:rsid="00c22e87" officeooo:paragraph-rsid="00c22e87"/>
    </style:style>
    <style:style style:name="P134" style:family="paragraph" style:parent-style-name="Text_20_body" style:list-style-name="L15">
      <style:text-properties officeooo:rsid="00c22e87" officeooo:paragraph-rsid="00c3a2f1"/>
    </style:style>
    <style:style style:name="P135" style:family="paragraph" style:parent-style-name="Text_20_body" style:list-style-name="L15">
      <style:text-properties officeooo:rsid="00c4c37b" officeooo:paragraph-rsid="00c4c37b"/>
    </style:style>
    <style:style style:name="P136" style:family="paragraph" style:parent-style-name="Text_20_body" style:list-style-name="L16">
      <style:text-properties officeooo:rsid="00d056fb" officeooo:paragraph-rsid="00d056fb"/>
    </style:style>
    <style:style style:name="P137" style:family="paragraph" style:parent-style-name="Text_20_body" style:list-style-name="L17">
      <style:text-properties officeooo:rsid="00cb9906" officeooo:paragraph-rsid="00cb9906"/>
    </style:style>
    <style:style style:name="P138" style:family="paragraph" style:parent-style-name="Text_20_body" style:list-style-name="L17">
      <style:text-properties officeooo:rsid="00cc8635" officeooo:paragraph-rsid="00cc8635"/>
    </style:style>
    <style:style style:name="P139" style:family="paragraph" style:parent-style-name="Text_20_body" style:list-style-name="L18">
      <style:text-properties fo:font-weight="normal" officeooo:rsid="00d73f7b" officeooo:paragraph-rsid="00d73f7b" style:font-weight-asian="normal" style:font-weight-complex="normal"/>
    </style:style>
    <style:style style:name="P140" style:family="paragraph" style:parent-style-name="Text_20_body">
      <style:text-properties fo:font-weight="normal" officeooo:rsid="0166eac6" officeooo:paragraph-rsid="01685ee9" style:font-weight-asian="normal" style:font-weight-complex="normal"/>
    </style:style>
    <style:style style:name="P141" style:family="paragraph" style:parent-style-name="Text_20_body">
      <style:text-properties fo:font-weight="normal" officeooo:rsid="0166eac6" officeooo:paragraph-rsid="016b1020" style:font-weight-asian="normal" style:font-weight-complex="normal"/>
    </style:style>
    <style:style style:name="P142"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4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44"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45"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46" style:family="paragraph" style:parent-style-name="Text_20_body" style:list-style-name="L19">
      <style:text-properties fo:language="pl" fo:country="PL" officeooo:rsid="0101f0d6" officeooo:paragraph-rsid="0101f0d6"/>
    </style:style>
    <style:style style:name="P147" style:family="paragraph" style:parent-style-name="Text_20_body">
      <style:text-properties officeooo:paragraph-rsid="01503552"/>
    </style:style>
    <style:style style:name="P148" style:family="paragraph" style:parent-style-name="Text_20_body" style:list-style-name="L23">
      <style:text-properties officeooo:paragraph-rsid="01503552"/>
    </style:style>
    <style:style style:name="P149" style:family="paragraph" style:parent-style-name="Text_20_body" style:list-style-name="L23">
      <style:text-properties officeooo:paragraph-rsid="01506ea5"/>
    </style:style>
    <style:style style:name="P150" style:family="paragraph" style:parent-style-name="Text_20_body">
      <style:text-properties officeooo:rsid="01506ea5" officeooo:paragraph-rsid="0151e968"/>
    </style:style>
    <style:style style:name="P151" style:family="paragraph" style:parent-style-name="Text_20_body">
      <style:text-properties officeooo:rsid="0151e968" officeooo:paragraph-rsid="0151e968"/>
    </style:style>
    <style:style style:name="P152" style:family="paragraph" style:parent-style-name="Text_20_body" style:list-style-name="L24">
      <style:text-properties officeooo:rsid="0151e968" officeooo:paragraph-rsid="0151e968"/>
    </style:style>
    <style:style style:name="P153" style:family="paragraph" style:parent-style-name="Text_20_body" style:list-style-name="L24">
      <style:text-properties officeooo:paragraph-rsid="0151e968"/>
    </style:style>
    <style:style style:name="P154" style:family="paragraph" style:parent-style-name="Text_20_body">
      <style:text-properties officeooo:rsid="0152dd9c" officeooo:paragraph-rsid="0152dd9c"/>
    </style:style>
    <style:style style:name="P155" style:family="paragraph" style:parent-style-name="Text_20_body">
      <style:text-properties officeooo:rsid="01545757" officeooo:paragraph-rsid="0155432e"/>
    </style:style>
    <style:style style:name="P156" style:family="paragraph" style:parent-style-name="Text_20_body">
      <style:text-properties officeooo:paragraph-rsid="015b6aaa"/>
    </style:style>
    <style:style style:name="P157" style:family="paragraph" style:parent-style-name="Text_20_body" style:list-style-name="L25">
      <style:text-properties officeooo:rsid="0160e7c5" officeooo:paragraph-rsid="0160e7c5"/>
    </style:style>
    <style:style style:name="P158" style:family="paragraph" style:parent-style-name="Text_20_body" style:list-style-name="L25">
      <style:text-properties officeooo:rsid="0160e7c5" officeooo:paragraph-rsid="01611fff"/>
    </style:style>
    <style:style style:name="P159" style:family="paragraph" style:parent-style-name="Text_20_body" style:list-style-name="L25">
      <style:text-properties officeooo:rsid="01611fff" officeooo:paragraph-rsid="01618e15"/>
    </style:style>
    <style:style style:name="P160" style:family="paragraph" style:parent-style-name="Text_20_body" style:list-style-name="L25">
      <style:text-properties officeooo:rsid="01618e15" officeooo:paragraph-rsid="01618e15"/>
    </style:style>
    <style:style style:name="P161" style:family="paragraph" style:parent-style-name="Text_20_body" style:list-style-name="L25">
      <style:text-properties officeooo:rsid="0162f636" officeooo:paragraph-rsid="0162f636"/>
    </style:style>
    <style:style style:name="P162" style:family="paragraph" style:parent-style-name="Text_20_body">
      <style:text-properties officeooo:rsid="0162f636" officeooo:paragraph-rsid="0162f636"/>
    </style:style>
    <style:style style:name="P163" style:family="paragraph" style:parent-style-name="Text_20_body">
      <style:text-properties officeooo:rsid="0164d05d" officeooo:paragraph-rsid="01650c1e"/>
    </style:style>
    <style:style style:name="P164" style:family="paragraph" style:parent-style-name="Heading_20_1">
      <style:paragraph-properties fo:text-align="start" style:justify-single-word="false"/>
    </style:style>
    <style:style style:name="P165" style:family="paragraph" style:parent-style-name="Heading_20_1">
      <style:paragraph-properties fo:text-align="start" style:justify-single-word="false" fo:break-before="page"/>
      <style:text-properties officeooo:rsid="0014ca84" officeooo:paragraph-rsid="0014ca84"/>
    </style:style>
    <style:style style:name="P166" style:family="paragraph" style:parent-style-name="Heading_20_1" style:list-style-name="">
      <style:paragraph-properties fo:text-align="start" style:justify-single-word="false" fo:break-before="page"/>
      <style:text-properties officeooo:rsid="00848a90" officeooo:paragraph-rsid="00848a90"/>
    </style:style>
    <style:style style:name="P167" style:family="paragraph" style:parent-style-name="Title" style:master-page-name="First_20_Page">
      <style:paragraph-properties style:page-number="auto"/>
      <style:text-properties fo:font-variant="small-caps"/>
    </style:style>
    <style:style style:name="P168" style:family="paragraph" style:parent-style-name="Heading_20_2" style:list-style-name="">
      <style:text-properties officeooo:paragraph-rsid="001864a7"/>
    </style:style>
    <style:style style:name="P169" style:family="paragraph" style:parent-style-name="Heading_20_2">
      <style:text-properties officeooo:rsid="004dbcd1" officeooo:paragraph-rsid="004dbcd1"/>
    </style:style>
    <style:style style:name="P170" style:family="paragraph" style:parent-style-name="Heading_20_2">
      <style:text-properties officeooo:rsid="001864a7" officeooo:paragraph-rsid="001864a7"/>
    </style:style>
    <style:style style:name="P171" style:family="paragraph" style:parent-style-name="Heading_20_2">
      <style:text-properties officeooo:rsid="00745316" officeooo:paragraph-rsid="00745316"/>
    </style:style>
    <style:style style:name="P172" style:family="paragraph" style:parent-style-name="Heading_20_2">
      <style:text-properties officeooo:rsid="00c9f872" officeooo:paragraph-rsid="00c9f872"/>
    </style:style>
    <style:style style:name="P173" style:family="paragraph" style:parent-style-name="Heading_20_2">
      <style:text-properties officeooo:rsid="00c7bf6f" officeooo:paragraph-rsid="00c7bf6f"/>
    </style:style>
    <style:style style:name="P174" style:family="paragraph" style:parent-style-name="Heading_20_2">
      <style:paragraph-properties fo:break-before="page"/>
      <style:text-properties officeooo:rsid="001864a7" officeooo:paragraph-rsid="001864a7"/>
    </style:style>
    <style:style style:name="P175" style:family="paragraph" style:parent-style-name="Heading_20_2">
      <style:paragraph-properties fo:break-before="page"/>
      <style:text-properties officeooo:rsid="003c47a0" officeooo:paragraph-rsid="003c47a0"/>
    </style:style>
    <style:style style:name="P176" style:family="paragraph" style:parent-style-name="Heading_20_2">
      <style:paragraph-properties fo:break-before="page"/>
      <style:text-properties officeooo:rsid="00c7bf6f" officeooo:paragraph-rsid="00c7bf6f"/>
    </style:style>
    <style:style style:name="P177" style:family="paragraph" style:parent-style-name="Heading_20_2">
      <style:paragraph-properties fo:break-before="page"/>
      <style:text-properties officeooo:rsid="0082c18d" officeooo:paragraph-rsid="00c7bf6f"/>
    </style:style>
    <style:style style:name="P178" style:family="paragraph" style:parent-style-name="Heading_20_2">
      <style:paragraph-properties fo:break-before="page"/>
      <style:text-properties officeooo:rsid="00e27d43" officeooo:paragraph-rsid="00e27d43"/>
    </style:style>
    <style:style style:name="P179" style:family="paragraph" style:parent-style-name="Heading_20_2">
      <style:paragraph-properties fo:break-before="page"/>
      <style:text-properties officeooo:rsid="015b6aaa" officeooo:paragraph-rsid="015b6aaa"/>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style:font-name="Monospace" fo:font-size="10pt" style:font-size-asian="10pt" style:font-size-complex="10pt"/>
    </style:style>
    <style:style style:name="T156" style:family="text">
      <style:text-properties style:font-name="Monospace" fo:font-size="10pt" officeooo:rsid="0151e968" style:font-size-asian="10pt" style:font-size-complex="10pt"/>
    </style:style>
    <style:style style:name="T157" style:family="text">
      <style:text-properties officeooo:rsid="0155432e"/>
    </style:style>
    <style:style style:name="T158" style:family="text">
      <style:text-properties officeooo:rsid="015b6db5"/>
    </style:style>
    <style:style style:name="T159" style:family="text">
      <style:text-properties officeooo:rsid="015e1d81"/>
    </style:style>
    <style:style style:name="T160" style:family="text">
      <style:text-properties officeooo:rsid="0160e7c5"/>
    </style:style>
    <style:style style:name="T161" style:family="text">
      <style:text-properties officeooo:rsid="01611fff"/>
    </style:style>
    <style:style style:name="T162" style:family="text">
      <style:text-properties officeooo:rsid="0161437f"/>
    </style:style>
    <style:style style:name="T163" style:family="text">
      <style:text-properties officeooo:rsid="01618e15"/>
    </style:style>
    <style:style style:name="T164" style:family="text">
      <style:text-properties officeooo:rsid="01650c1e"/>
    </style:style>
    <style:style style:name="T165" style:family="text">
      <style:text-properties officeooo:rsid="01685e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64" text:outline-level="1"><text:soft-page-break/></text:h>
      <text:p text:style-name="Standard"/>
      <text:h text:style-name="P164"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134708219201651658" text:style-name="L1">
        <text:list-item>
          <text:p text:style-name="P91">Analysis of the impact of the application on energy consumption</text:p>
        </text:list-item>
        <text:list-item>
          <text:p text:style-name="P91">Implementation of applications with <text:span text:style-name="T46">and with</text:span>out optimization <text:span text:style-name="T46">and</text:span> study its effect on <text:span text:style-name="T46">lifetime of </text:span>batterie</text:p>
        </text:list-item>
        <text:list-item>
          <text:p text:style-name="P91">The development of <text:span text:style-name="T47">a </text:span>librar<text:span text:style-name="T47">y</text:span> to facilitate the implementation of optimized network communication</text:p>
        </text:list-item>
        <text:list-item>
          <text:p text:style-name="P91">Conclusions</text:p>
          <text:p text:style-name="P92"/>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4069_530245620" text:style-name="Index_20_Link" text:visited-style-name="Index_20_Link">1. Wstęp<text:tab/>6</text:a></text:p>
          <text:p text:style-name="P90"><text:a xlink:type="simple" xlink:href="#__RefHeading__3945_475234545" text:style-name="Index_20_Link" text:visited-style-name="Index_20_Link">1.1. Cel i zakres pracy<text:tab/>7</text:a></text:p>
          <text:p text:style-name="P90"><text:a xlink:type="simple" xlink:href="#__RefHeading__3947_475234545" text:style-name="Index_20_Link" text:visited-style-name="Index_20_Link">1.2. Opis komunikacji przy pomocy radia w telefonie komórkowym<text:tab/>8</text:a></text:p>
          <text:p text:style-name="P90"><text:a xlink:type="simple" xlink:href="#__RefHeading__4193_475234545" text:style-name="Index_20_Link" text:visited-style-name="Index_20_Link">1.3. Techniki optymalizacji komunikacji sieciowej na urządzeniu mobilnym<text:tab/>10</text:a></text:p>
          <text:p text:style-name="P90"><text:a xlink:type="simple" xlink:href="#__RefHeading__4195_475234545" text:style-name="Index_20_Link" text:visited-style-name="Index_20_Link">1.4. Wątpliwości związane z tematem<text:tab/>12</text:a></text:p>
          <text:p text:style-name="P90"><text:a xlink:type="simple" xlink:href="#__RefHeading__3949_475234545" text:style-name="Index_20_Link" text:visited-style-name="Index_20_Link">1.5. Sposób przeprowadzenia badań<text:tab/>13</text:a></text:p>
          <text:p text:style-name="P89"><text:a xlink:type="simple" xlink:href="#__RefHeading__4071_530245620" text:style-name="Index_20_Link" text:visited-style-name="Index_20_Link">2. Badanie aplikacji<text:tab/>16</text:a></text:p>
          <text:p text:style-name="P90"><text:a xlink:type="simple" xlink:href="#__RefHeading__677_208457283" text:style-name="Index_20_Link" text:visited-style-name="Index_20_Link">2.1. Wybór aplikacji do przeprowadzenia testów<text:tab/>16</text:a></text:p>
          <text:p text:style-name="P90"><text:a xlink:type="simple" xlink:href="#__RefHeading__1085_768326401" text:style-name="Index_20_Link" text:visited-style-name="Index_20_Link">2.2. Krótki opis systemu Android<text:tab/>19</text:a></text:p>
          <text:p text:style-name="P90"><text:a xlink:type="simple" xlink:href="#__RefHeading__1087_768326401" text:style-name="Index_20_Link" text:visited-style-name="Index_20_Link">2.3. Środowisko testowe<text:tab/>19</text:a></text:p>
          <text:p text:style-name="P90"><text:a xlink:type="simple" xlink:href="#__RefHeading__1089_768326401" text:style-name="Index_20_Link" text:visited-style-name="Index_20_Link">2.4. Opis sposobu przeprowadzania badań<text:tab/>19</text:a></text:p>
          <text:p text:style-name="P90"><text:a xlink:type="simple" xlink:href="#__RefHeading__1091_768326401" text:style-name="Index_20_Link" text:visited-style-name="Index_20_Link">2.5. Prezentacja i omówienie wyników<text:tab/>28</text:a></text:p>
          <text:p text:style-name="P90"><text:a xlink:type="simple" xlink:href="#__RefHeading__1894_151293633" text:style-name="Index_20_Link" text:visited-style-name="Index_20_Link">2.6. Określenie używanych protokołów w badanych aplikacjach<text:tab/>33</text:a></text:p>
          <text:p text:style-name="P90"><text:a xlink:type="simple" xlink:href="#__RefHeading__1093_768326401" text:style-name="Index_20_Link" text:visited-style-name="Index_20_Link">2.6. Aplikacja wzorcowa???<text:tab/>34</text:a></text:p>
          <text:p text:style-name="P89"><text:a xlink:type="simple" xlink:href="#__RefHeading__4073_530245620" text:style-name="Index_20_Link" text:visited-style-name="Index_20_Link">3. Implementacja biblioteki<text:tab/>35</text:a></text:p>
          <text:p text:style-name="P89"><text:a xlink:type="simple" xlink:href="#__RefHeading__683_208457283" text:style-name="Index_20_Link" text:visited-style-name="Index_20_Link">4. Badanie własnej aplikacji<text:tab/>36</text:a></text:p>
          <text:p text:style-name="P89"><text:a xlink:type="simple" xlink:href="#__RefHeading__4075_530245620" text:style-name="Index_20_Link" text:visited-style-name="Index_20_Link">5. Wnioski<text:tab/>37</text:a></text:p>
        </text:index-body>
      </text:table-of-content>
      <text:p text:style-name="P2"/>
      <text:h text:style-name="P165"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194513446985452543" text:style-name="L2">
        <text:list-item>
          <text:p text:style-name="P93"><text:span text:style-name="T142">a</text:span>ktywny<text:span text:style-name="T141">m,</text:span></text:p>
        </text:list-item>
        <text:list-item>
          <text:p text:style-name="P93"><text:span text:style-name="T142">c</text:span>zuwania,</text:p>
        </text:list-item>
        <text:list-item>
          <text:p text:style-name="P93"><text:span text:style-name="T142">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74"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345653472255577220" text:style-name="L3">
        <text:list-item>
          <text:p text:style-name="P94"><text:span text:style-name="T142">a</text:span>naliza wpływu aplikacji na zużycie energii,</text:p>
        </text:list-item>
        <text:list-item>
          <text:p text:style-name="P94"><text:span text:style-name="T142">i</text:span>mplementacja aplikacji bez optymalizacji i z optymalizacją oraz badanie jej wpływu na czas „życia” baterii,</text:p>
        </text:list-item>
        <text:list-item>
          <text:p text:style-name="P94"><text:span text:style-name="T142">o</text:span>pracowanie <text:span text:style-name="T143">biblioteki ułatwiającej implementację zoptymalizowanej komunikacji sieciowej,</text:span></text:p>
        </text:list-item>
        <text:list-item>
          <text:p text:style-name="P94"><text:span text:style-name="T142">w</text:span>nioski końcowe.</text:p>
        </text:list-item>
      </text:list>
      <text:p text:style-name="P23"/>
      <text:h text:style-name="P168" text:outline-level="2"/>
      <text:h text:style-name="P174" text:outline-level="2"><text:bookmark-start text:name="__RefHeading__3947_475234545"/>1.2. Opis komunikacji przy pomocy radia w telefonie komórkowym<text:bookmark-end text:name="__RefHeading__3947_475234545"/></text:h>
      <text:p text:style-name="P51"><text:span text:style-name="T68">[TODO</text:span> więcej nt. <text:span text:style-name="T142">s</text:span>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81">M</text:span>ożemy wyróżnić trzy stany dla radia w telefonie komórkowym / <text:span text:style-name="T81">urządzeniu mobilnym</text:span>:</text:p>
      <text:list xml:id="list1492841866967831891" text:style-name="L4">
        <text:list-item>
          <text:p text:style-name="P112">Full Power <text:span text:style-name="T82">(</text:span>DCH<text:span text:style-name="T82">)</text:span> <text:tab/><text:span text:style-name="T82">→pełne zużycie mocy; pełna przepustowość,</text:span></text:p>
        </text:list-item>
        <text:list-item>
          <text:p text:style-name="P113">Low Power <text:span text:style-name="T82">(</text:span>FACH<text:span text:style-name="T82">)<text:tab/>→</text:span> ok 50% zużycie; niska przepustowość,</text:p>
        </text:list-item>
        <text:list-item>
          <text:p text:style-name="P113">Standby <text:span text:style-name="T82">(</text:span>IDLE<text:span text:style-name="T82">)</text:span> <text:tab/><text:span text:style-name="T82">→</text:span>brak zużycia, brak przepustowości <text:span text:style-name="T135">na dane (tylko pakiety kontrolne).</text:span></text:p>
        </text:list-item>
      </text:list>
      <text:p text:style-name="P37"/>
      <text:h text:style-name="P9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6" text:outline-level="2"/>
      <text:h text:style-name="P98" text:outline-level="2"><text:bookmark-start text:name="__RefHeading__921_982207326"/>[TODO<text:span text:style-name="T83"> można wyjaśnić czemu dodając prezentację z Bell labs]</text:span><text:bookmark-end text:name="__RefHeading__921_982207326"/></text:h>
      <text:h text:style-name="P9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483858114510240240" text:style-name="L5">
        <text:list-item>
          <text:h text:style-name="P100" text:outline-level="2"><text:bookmark-start text:name="__RefHeading__4167_475234545"/>Standby <text:s text:c="5"/>→ Full Power ~2 sec,<text:bookmark-end text:name="__RefHeading__4167_475234545"/></text:h>
        </text:list-item>
        <text:list-item>
          <text:h text:style-name="P100" text:outline-level="2"><text:bookmark-start text:name="__RefHeading__4169_475234545"/>Low Power → Full Power ~1 – 1,5 sec.<text:bookmark-end text:name="__RefHeading__4169_475234545"/></text:h>
        </text:list-item>
      </text:list>
      <text:h text:style-name="P101" text:outline-level="2"/>
      <text:h text:style-name="P10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01" text:outline-level="2"/>
      <text:list xml:id="list5512632289737445005" text:style-name="L6">
        <text:list-item>
          <text:h text:style-name="P102" text:outline-level="2"><text:bookmark-start text:name="__RefHeading__4173_475234545"/>Full Power <text:s/>→ Low Power ~ 5 sec,<text:bookmark-end text:name="__RefHeading__4173_475234545"/></text:h>
        </text:list-item>
        <text:list-item>
          <text:h text:style-name="P102" text:outline-level="2"><text:bookmark-start text:name="__RefHeading__4175_475234545"/><text:soft-page-break/>Low Power → Standby ~ 10 – 12 sec.<text:bookmark-end text:name="__RefHeading__4175_475234545"/></text:h>
        </text:list-item>
      </text:list>
      <text:h text:style-name="P101" text:outline-level="2"/>
      <text:h text:style-name="P103" text:outline-level="2"><text:bookmark-start text:name="__RefHeading__4177_475234545"/>Opóźnienia te są zależne od użytej technologii (2G, 3G, LTE) oraz operatora.<text:bookmark-end text:name="__RefHeading__4177_475234545"/></text:h>
      <text:h text:style-name="P103" text:outline-level="2"/>
      <text:h text:style-name="P10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4" text:outline-level="2"/>
      <text:h text:style-name="P10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4" text:outline-level="2"/>
      <text:h text:style-name="P104" text:outline-level="2"><text:bookmark-start text:name="__RefHeading__4183_475234545"/><text:tab/><text:span text:style-name="T50">Weźmy za przykład następujący scenariusz:</text:span><text:bookmark-end text:name="__RefHeading__4183_475234545"/></text:h>
      <text:h text:style-name="P10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5" text:outline-level="2"><text:bookmark-start text:name="__RefHeading__4187_475234545"/><text:bookmark-end text:name="__RefHeading__4187_475234545"/></text:h>
      <text:h text:style-name="P10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7" text:outline-level="2"/>
      <text:h text:style-name="P1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69"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879260029395106273" text:style-name="L7">
        <text:list-item>
          <text:p text:style-name="P11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1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16"><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75"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70"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7660743266904786718" text:style-name="L8">
        <text:list-item>
          <text:p text:style-name="P118">jest mnóstwo typów aplikacji, większość z nich ma różne sposoby komunikowania się poprzez sieć,</text:p>
        </text:list-item>
        <text:list-item>
          <text:p text:style-name="P118">wyniki są zależne od sprzętu, typu połączenia, dostawcy usługi,</text:p>
        </text:list-item>
        <text:list-item>
          <text:p text:style-name="P11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8">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11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29">[TODO zweryfikować pod koniec]</text:span>Ze względu na powyższe utrudnienia przyjęto następujący schemat testów:</text:p>
      <text:list xml:id="list8598618203209792475" text:style-name="L9">
        <text:list-item>
          <text:p text:style-name="P119"><text:span text:style-name="T146">w</text:span>ybór możliwie szerokiego wachlarza aplikacji ze sklepu Google Play,</text:p>
        </text:list-item>
        <text:list-item>
          <text:p text:style-name="P119"><text:span text:style-name="T146">m</text:span>anualne (jeśli nie da się zautomatyzować) przetestowanie tych aplikacji przy pomocy battery-stats + battery-historian + narzędzie do monitoringu ruchu sieciowego,</text:p>
        </text:list-item>
        <text:list-item>
          <text:p text:style-name="P120"><text:span text:style-name="T146">w</text:span>ybranie na tej podstawie typu (wzorca UI + danych) aplikacji która zostanie poddana dokładniejszym testom,</text:p>
        </text:list-item>
        <text:list-item>
          <text:p text:style-name="P120"><text:span text:style-name="T146">s</text:span>tworzenie aplikacji implementującej w/w wzorzec,</text:p>
        </text:list-item>
        <text:list-item>
          <text:p text:style-name="P120"><text:span text:style-name="T146">st</text:span>worzenie prostego frameworka / biblioteki wspomagającego implementacje odpowiednich strategii optymalizacji,</text:p>
        </text:list-item>
        <text:list-item>
          <text:p text:style-name="P120"><text:span text:style-name="T146">p</text:span>oddanie aplikacji testom automatycznym przy włączonych i wyłączonych mechanizmach <text:soft-page-break/>optymalizacji w/w biblioteki,</text:p>
        </text:list-item>
        <text:list-item>
          <text:p text:style-name="P120"><text:span text:style-name="T146">p</text:span>orównanie wyników – wnioskowanie.</text:p>
          <text:p text:style-name="P120">(kolejne iteracje?)</text:p>
        </text:list-item>
      </text:list>
      <text:p text:style-name="P29">Narzędzia wykorzystane podczas badań to:</text:p>
      <text:p text:style-name="P42"><text:span text:style-name="T79">[TODO</text:span> nazwa, opis, url]<text:span text:style-name="T130">[Weryfikacja pod koniec, co faktycznie zostało użyte]</text:span></text:p>
      <text:list xml:id="list7738913476855827924" text:style-name="L10">
        <text:list-item>
          <text:p text:style-name="P121">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22">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23">tcpdump / wireshark,</text:p>
        </text:list-item>
        <text:list-item>
          <text:p text:style-name="P124">rozwiązania autorskie,</text:p>
        </text:list-item>
        <text:list-item>
          <text:p text:style-name="P123">roboty?</text:p>
        </text:list-item>
      </text:list>
      <text:p text:style-name="P42"/>
      <text:p text:style-name="P66">Ograniczenia podczas badań:</text:p>
      <text:list xml:id="list3999253725486913406" text:style-name="L11">
        <text:list-item>
          <text:p text:style-name="P125">badania będą przeprowadzane na urządzeniu położonym stacjonarnie (nie będzie ono w ruchu),</text:p>
        </text:list-item>
        <text:list-item>
          <text:p text:style-name="P125">badania będą przeprowadzane dla jednego maksymalnie dwóch operatorów,</text:p>
        </text:list-item>
        <text:list-item>
          <text:p text:style-name="P125">zużycie energii będzie liczone poprzez narzędzia dostępne w systemie Android,</text:p>
        </text:list-item>
        <text:list-item>
          <text:p text:style-name="P125">testy będą wykonywane na jednej aplikacji wzorcowej.</text:p>
        </text:list-item>
      </text:list>
      <text:h text:style-name="P165" text:outline-level="1"><text:bookmark-start text:name="__RefHeading__4071_530245620"/>2. Badanie aplikacji<text:bookmark-end text:name="__RefHeading__4071_530245620"/></text:h>
      <text:p text:style-name="P16"/>
      <text:p text:style-name="P17"><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171" text:outline-level="2"><text:bookmark-start text:name="__RefHeading__677_208457283"/>2.<text:span text:style-name="T80">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243210101887923869" text:style-name="L12">
        <text:list-item>
          <text:p text:style-name="P126">Beaming Service for Samsung,</text:p>
        </text:list-item>
        <text:list-item>
          <text:p text:style-name="P126">Security Policy Updates (Samsung Software Updates),</text:p>
        </text:list-item>
        <text:list-item>
          <text:p text:style-name="P126">Facebook.</text:p>
        </text:list-item>
      </text:list>
      <text:p text:style-name="P47"/>
      <text:p text:style-name="P47">Pierwsza <text:span text:style-name="T94">trójka</text:span> aplikacji pobierających najwięcej mocy uruchamianych przez użytkownika:</text:p>
      <text:list xml:id="list2635203066579964353" text:style-name="L13">
        <text:list-item>
          <text:p text:style-name="P127">Samsung WatchON (Video),</text:p>
        </text:list-item>
        <text:list-item>
          <text:p text:style-name="P127">OLX Free Classifieds,</text:p>
        </text:list-item>
        <text:list-item>
          <text:p text:style-name="P127">Telstra.</text:p>
        </text:list-item>
      </text:list>
      <text:p text:style-name="P47"/>
      <text:p text:style-name="P49">Pierwsza <text:span text:style-name="T94">trójka</text:span> aplikacji ze względu na ruch sieciowy</text:p>
      <text:list xml:id="list4159532701989239314" text:style-name="L14">
        <text:list-item>
          <text:p text:style-name="P129">Daily Mail Online,</text:p>
        </text:list-item>
        <text:list-item>
          <text:p text:style-name="P129">Tumblr,</text:p>
        </text:list-item>
        <text:list-item>
          <text:p text:style-name="P129">Facebook.</text:p>
        </text:list-item>
      </text:list>
      <text:p text:style-name="P30">Krótki opis powyższych aplikacji</text:p>
      <text:list xml:id="list7399334260803943278" text:style-name="L15">
        <text:list-item>
          <text:p text:style-name="P128">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128">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1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3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34"><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1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30">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131">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3">Na podstawie wyżej wymienionego raportu wytypowano następujące aplikacje do testów:</text:p>
      <text:list xml:id="list7046817436947952599" text:style-name="L16">
        <text:list-item>
          <text:p text:style-name="P136">Facebook,</text:p>
        </text:list-item>
        <text:list-item>
          <text:p text:style-name="P136">OLX.pl</text:p>
        </text:list-item>
      </text:list>
      <text:p text:style-name="P67">Są to aplikacje notowane wysoko w raporcie ze względu na zużycie energii i generowany ruch sieciowy. Ponieważ lista jest krótka postanowiono dodać następujące aplikacje:</text:p>
      <text:list xml:id="list124014611377667" text:continue-numbering="true" text:style-name="L16">
        <text:list-item>
          <text:p text:style-name="P136">OTOMOTO,</text:p>
        </text:list-item>
        <text:list-item>
          <text:p text:style-name="P136"><text:soft-page-break/>Pracuj.pl,</text:p>
        </text:list-item>
        <text:list-item>
          <text:p text:style-name="P136">iCarWash.<text:line-break/></text:p>
        </text:list-item>
      </text:list>
      <text:p text:style-name="P83"><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68"/>
      <text:p text:style-name="P68"><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76" text:outline-level="2"><text:bookmark-start text:name="__RefHeading__1085_768326401"/>2.2. <text:span text:style-name="T100">Krótki opis systemu Android</text:span><text:bookmark-end text:name="__RefHeading__1085_768326401"/></text:h>
      <text:p text:style-name="P56"><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72" text:outline-level="2"><text:bookmark-start text:name="__RefHeading__1087_768326401"/>2.3. Środowisko testowe<text:bookmark-end text:name="__RefHeading__1087_768326401"/></text:h>
      <text:p text:style-name="P57"><text:tab/><text:span text:style-name="T101">Jako urządzenie testowe posłuży telefon komórkowy LG G4C z wersją systemu Android 6.0.</text:span></text:p>
      <text:p text:style-name="P58">[TODO poprawić? Usunąć?] Testy będą dokonywane dla operatora sieci Orange.</text:p>
      <text:h text:style-name="P173" text:outline-level="2"><text:bookmark-start text:name="__RefHeading__1089_768326401"/>2.4. Opis sposobu przeprowadzania badań<text:bookmark-end text:name="__RefHeading__1089_768326401"/></text:h>
      <text:p text:style-name="P59"><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837815384815495971" text:style-name="L17">
        <text:list-item>
          <text:p text:style-name="P137"><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138"><text:span text:style-name="T146">u</text:span>ruchamiamy konsolę na komputerze i kasujemy statystyki zużycia baterii na urządzeniu. Robimy to przy pomocy komendy <text:span text:style-name="T104">adb dumpsys batterystats –reset,</text:span></text:p>
        </text:list-item>
        <text:list-item>
          <text:p text:style-name="P138"><text:span text:style-name="T146">o</text:span>dłączamy urządzenie od komputera i zaczynamy swoje testy polegające na korzystaniu<text:line-break/>z aplikacji,</text:p>
        </text:list-item>
        <text:list-item>
          <text:p text:style-name="P138"><text:span text:style-name="T146">p</text:span>o zakończonej sesji ponownie podłączamy urządzenie do komputera i zgrywamy raport przy pomocy polecenia <text:span text:style-name="T104">adb bugreport &gt; raport.txt,</text:span></text:p>
        </text:list-item>
        <text:list-item>
          <text:p text:style-name="P138"><text:span text:style-name="T146">n</text:span>astępnie możemy wczytać plik raportu w narzędziu battery-historian i oglądać wygenerowane na jej podstawie wykresy.</text:p>
        </text:list-item>
      </text:list>
      <text:p text:style-name="P64"/>
      <text:p text:style-name="P64">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4"><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2">[TODO raczej nikogo nie będą obchodzić same skrypty, więc tylko wymienić je z nazwy]</text:p>
      <text:p text:style-name="P62">Skrypty te są załączone wraz z pracą na płycie CD do wglądu.<text:line-break/>Czynności potrzebne do przeprowadzenia badania / pojedynczej sesji:</text:p>
      <text:list xml:id="list7821576317903446600" text:style-name="L18">
        <text:list-item>
          <text:p text:style-name="P139"><text:span text:style-name="T146">p</text:span>odłączenie urządzenia do komputera (Włączone debugowanie na telefonie),</text:p>
        </text:list-item>
        <text:list-item>
          <text:p text:style-name="P139"><text:span text:style-name="T146">w</text:span>yczyszczenie logów<text:line-break/><text:span text:style-name="T125">adb logcat -cb radio,</text:span></text:p>
        </text:list-item>
        <text:list-item>
          <text:p text:style-name="P139"><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39"><text:span text:style-name="T146">p</text:span>rzy nadal podłączonym urządzeniu dokonujemy testów / korzystamy z aplikacji,</text:p>
        </text:list-item>
        <text:list-item>
          <text:p text:style-name="P139"><text:span text:style-name="T146">p</text:span>o zakończeniu testów zakańczamy zgrywanie raportu i ewentualnie odłączamy telefon,</text:p>
        </text:list-item>
        <text:list-item>
          <text:p text:style-name="P139"><text:span text:style-name="T146">p</text:span>lik z logami radia konwertujemy do postaci macierzy Matlab / Octave przy pomocy skryptu <text:span text:style-name="T125">parse-lg-radiolog plik_raportu.log &gt; plik_raportu.m,</text:span></text:p>
        </text:list-item>
        <text:list-item>
          <text:p text:style-name="P139"><text:span text:style-name="T146">p</text:span>lik w tym formacie wczytujemy w Octave / Matlab i tworzymy wykres<text:line-break/><text:span text:style-name="T125">load plik_raportu.m<text:line-break/>plot-lg-radiolog.m.</text:span></text:p>
        </text:list-item>
      </text:list>
      <text:p text:style-name="P65">Poniżej zamieszczony został przykładowy wykres uzyskany tym sposobem.</text:p>
      <text:p text:style-name="P65"><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2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2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177" text:outline-level="2"><text:bookmark-start text:name="__RefHeading__1091_768326401"/>2.5. Prezentacja i omówienie wyników<text:bookmark-end text:name="__RefHeading__1091_768326401"/></text:h>
      <text:p text:style-name="P84"><text:tab/>W dalszej części zamieszczono wyniki pomiarów dla poszczególnych aplikacji metodą opisaną w poprzednim rozdziale.</text:p>
      <text:p text:style-name="P87"><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5"><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70"><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71"><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9"><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6">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3">[TODO analiza!]</text:p>
      <text:h text:style-name="P178" text:outline-level="2"><text:bookmark-start text:name="__RefHeading__1894_151293633"/>2.6. Określenie używanych protokołów w badanych aplikacjach<text:bookmark-end text:name="__RefHeading__1894_151293633"/></text:h>
      <text:p text:style-name="P7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4"><text:span text:style-name="T132"><text:tab/>Do zbadania tego obszaru autor posłużył się aplikacją </text:span><text:bookmark text:name="firstHeading"/><text:span text:style-name="T28">OWASP Zed Attack Proxy Project</text:span></text:p>
      <text:p text:style-name="P75"><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58435828997119898" text:style-name="L19">
        <text:list-item>
          <text:p text:style-name="P142"><text:span text:style-name="T147">p</text:span>osiadamy komputer wyposażony w interfejs WLAN. Na nim instalujemy program ZAP,</text:p>
        </text:list-item>
        <text:list-item>
          <text:p text:style-name="P142"><text:span text:style-name="T147">g</text:span>enerujemy przy pomocy ZAP własny certyfikat głównego urzędu certyfikującego (Root CA),</text:p>
        </text:list-item>
        <text:list-item>
          <text:p text:style-name="P146"><text:span text:style-name="T40">c</text:span><text:span text:style-name="T37">ertyfikat ten przenosimy </text:span><text:span text:style-name="T38">I instalujemy na urządzeniu mobilnym,</text:span></text:p>
        </text:list-item>
        <text:list-item>
          <text:p text:style-name="P143"><text:span text:style-name="T147">n</text:span>a nim też ustawiamy odpowiednie ustawienia serwera pośredniczącego. Komputer<text:line-break/>z zainstalowanym programem ZAP będzie za niego służył.</text:p>
        </text:list-item>
      </text:list>
      <text:p text:style-name="P80">Tak w uproszczeniu wygląda proces ustawiania środowiska testowego. Po prawidłowym skonfigurowaniu możemy przystąpić do monitorowania ruchu sieciowego danych aplikacji.</text:p>
      <text:p text:style-name="P80"><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81">Wyniki badań (przechwycone sesje) zostały dołączone do pracy w postaci plików w formacie programu ZAP. Dodatkowo wyłuskano dane w formacie JSON z niektórych zapytań dla tych sesji.</text:p>
      <text:p text:style-name="P88"><text:span text:style-name="T37"><text:tab/>Przetestowano</text:span><text:span text:style-name="T39"> cztery aplikacje:</text:span></text:p>
      <text:list xml:id="list154060890265082738" text:style-name="L20">
        <text:list-item>
          <text:p text:style-name="P145">OLX,</text:p>
        </text:list-item>
        <text:list-item>
          <text:p text:style-name="P145">OTOMOTO,</text:p>
        </text:list-item>
        <text:list-item>
          <text:p text:style-name="P145">Pracuj.<text:span text:style-name="T134">pl</text:span>,</text:p>
        </text:list-item>
        <text:list-item>
          <text:p text:style-name="P145">iCarWash.</text:p>
        </text:list-item>
      </text:list>
      <text:p text:style-name="P82">Wszystkie korzystają z podobnego sposobu komunikacji sieciowej. Mianowicie:</text:p>
      <text:list xml:id="list7680509744718633791" text:style-name="L21">
        <text:list-item>
          <text:p text:style-name="P144">protokół HTTP(s),</text:p>
        </text:list-item>
        <text:list-item>
          <text:p text:style-name="P144">dane przesyłane w formacie JSON</text:p>
        </text:list-item>
      </text:list>
      <text:p text:style-name="P82">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76"><text:soft-page-break/></text:p>
      <text:p text:style-name="P7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8"><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9"/>
      <text:h text:style-name="P173" text:outline-level="2"><text:bookmark-start text:name="__RefHeading__1093_768326401"/>2.6. Aplikacja wzorcowa???<text:bookmark-end text:name="__RefHeading__1093_768326401"/></text:h>
      <text:p text:style-name="P50"/>
      <text:h text:style-name="P165" text:outline-level="1"><text:bookmark-start text:name="__RefHeading__4073_530245620"/>3. Implementacja biblioteki<text:bookmark-end text:name="__RefHeading__4073_530245620"/></text:h>
      <text:p text:style-name="P16"/>
      <text:p text:style-name="P16"><text:tab/><text:span text:style-name="T151">W rozdziale tym zostaną omówione etapy tworzenia biblioteki wykorzystanej do testowania aplikacji wzorcowej w tej pracy. Będą to w kolejności:</text:span></text:p>
      <text:list xml:id="list5907659706969648600" text:style-name="L22">
        <text:list-item>
          <text:p text:style-name="P109">stworzenie infrastruktury serwerowej,</text:p>
        </text:list-item>
        <text:list-item>
          <text:p text:style-name="P109">prototypowanie,</text:p>
        </text:list-item>
        <text:list-item>
          <text:p text:style-name="P109">zebranie wymagań,</text:p>
        </text:list-item>
        <text:list-item>
          <text:p text:style-name="P109">projekt,</text:p>
        </text:list-item>
        <text:list-item>
          <text:p text:style-name="P110">implementacja.</text:p>
        </text:list-item>
      </text:list>
      <text:p text:style-name="P111"/>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47"><text:tab/><text:span text:style-name="T153">Ponieważ stworzenie odpowiedniego zbioru danych byłoby zbyt czasochłonne pobrano je<text:line-break/>z autentycznych serwisów. Są to dane publicznie dostępne dla następujących aplikacji:</text:span></text:p>
      <text:list xml:id="list8021911744272525893" text:style-name="L23">
        <text:list-item>
          <text:p text:style-name="P148"><text:span text:style-name="T153">iCarWash – dane dostępne przy pomocy konta demonstracyjnego,</text:span></text:p>
        </text:list-item>
        <text:list-item>
          <text:p text:style-name="P148"><text:span text:style-name="T153">Pracuj.pl <text:s/>– dane dla kategorii praca w IT dla miasta Szczecin,</text:span></text:p>
        </text:list-item>
        <text:list-item>
          <text:p text:style-name="P149"><text:span text:style-name="T153">OLX <text:s text:c="7"/>– dane dla kategorii motoryzacja, pierwsze dziesięć stron.</text:span></text:p>
        </text:list-item>
      </text:list>
      <text:p text:style-name="P150">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6">[TODO </text:span><text:span text:style-name="T154">linki do oficjalnych stron]<text:line-break/></text:span></text:p>
      <text:p text:style-name="P150"><text:span text:style-name="T154">Należy wpisać w konsoli (pod warunkiem, że środowisko jest dostępne na danym komputerze):</text:span></text:p>
      <text:list xml:id="list4934705873638768817" text:style-name="L24">
        <text:list-item>
          <text:p text:style-name="P153"><text:span text:style-name="T154">Python 2.7 → </text:span><text:span text:style-name="T156">python -m SimpleHTTPServer</text:span></text:p>
        </text:list-item>
        <text:list-item>
          <text:p text:style-name="P152">PHP 5.6 <text:s text:c="4"/>→ <text:span text:style-name="T104">php -S 0.0.0.0:8000</text:span></text:p>
        </text:list-item>
      </text:list>
      <text:p text:style-name="P154">W obu przypadkach uruchomi to serwery w linii poleceń. Serwery będą nasłuchiwać połączeń przychodzących na port 8000.</text:p>
      <text:p text:style-name="P151"/>
      <text:p text:style-name="P155"><text:tab/>Podczas prac nad nad biblioteką i aplikacją zdecydowano się na serwer PHP. Ponieważ PHP <text:span text:style-name="T157">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55"/>
      <text:h text:style-name="P179" text:outline-level="2">3.2. Prototypowanie i pierwsze wnioski</text:h>
      <text:p text:style-name="P156"><text:tab/><text:span text:style-name="T158">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6"><text:tab/><text:span text:style-name="T159">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56"><text:tab/><text:span text:style-name="T160">Pierwsze spostrzeżenia przedstawione w postaci listy</text:span></text:p>
      <text:list xml:id="list1893000204718183891" text:style-name="L25">
        <text:list-item>
          <text:p text:style-name="P157">struktura danych mocno różni się między poszczególnymi aplikacjami</text:p>
          <text:list>
            <text:list-item>
              <text:p text:style-name="P157">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58">Pracuj.pl – <text:span text:style-name="T161">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59">OLX – <text:span text:style-name="T162">lista ma już ponad 19 tysięcy ogłoszeń. Pobierane są one w postaci strone, gdzie strona składa się z 15 ogłoszeń wraz między innymi z treścią i linkami do obrazków,</text:span></text:p>
            </text:list-item>
          </text:list>
        </text:list-item>
        <text:list-item>
          <text:p text:style-name="P159"><text:span text:style-name="T163">objętość danych jest różna (zajmowana przez obiekt cache w pamięci RAM)</text:span></text:p>
          <text:list>
            <text:list-item>
              <text:p text:style-name="P160">iCarWash – całość około 60 KB dla wszystkich danych,</text:p>
            </text:list-item>
            <text:list-item>
              <text:p text:style-name="P160">Pracuj.pl <text:s/>– około 800 KB dla 50 ogłoszeń,</text:p>
            </text:list-item>
            <text:list-item>
              <text:p text:style-name="P160">OLX <text:s text:c="7"/>– około 720 KB dla 150 ogłoszeń bez obrazków,</text:p>
            </text:list-item>
          </text:list>
        </text:list-item>
        <text:list-item>
          <text:p text:style-name="P161">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2"/>
      <text:p text:style-name="P163"><text:tab/>Pomimo, że podane wartości dla zajętości pamięci tyczą się języka JavaScript i mogą się różnić, możemy na ich podstawie wstępnie oszacować zapotrzebowanie na RAM. <text:span text:style-name="T164">Należy pamiętać<text:line-break/>o ograniczeniach dostępnej pamięci jakie narzuca sam system.</text:span> <text:span text:style-name="T164">Android ma z góry zdefiniowany sztywny limit na dostępną pamięć per aplikacja. Limit ten może się różnić w zależności od urządzenia. [</text:span><text:a xlink:type="simple" xlink:href="http://developer.android.com/training/articles/memory.html"><text:span text:style-name="T164">http://developer.android.com/training/articles/memory.html</text:span></text:a><text:span text:style-name="T164"> | dostęp 2016-05-08 | tłumaczenie własne]. </text:span><text:span text:style-name="T78">[TODO ile na urządzeniu testowym?]. </text:span></text:p>
      <text:p text:style-name="P140"><text:soft-page-break/>Dla iCarWash zajętość RAM kompletu danych (wpis na liście + szczegóły) dla jednej myjni wynosi 10 KB (60 KB / 6 myjni), dla Pracuj.pl jest to 16 KB a OLX niecałe 5 KB. <text:span text:style-name="T165">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5">http://jan.ucc.nau.edu/lrm22/pixels2bytes/calculator.htm</text:span></text:a><text:span text:style-name="T165"> | dostęp z dnia 2016-05-08]</text:span></text:p>
      <text:p text:style-name="P141"><text:span text:style-name="T165">Przyjmując rozmiar 300px na 200px przy rozdzielczości 300 DPI i palecie barw 24 bit jeden obrazek zajmuje około 200 KB. Dla rozdzielczości 150px na 100px będzie to 50 KB.</text:span></text:p>
      <text:p text:style-name="P141"><text:span text:style-name="T165"><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 </text:span></text:p>
      <text:h text:style-name="P166" text:outline-level="1"><text:bookmark-start text:name="__RefHeading__683_208457283"/>4. Badanie własnej aplikacji<text:bookmark-end text:name="__RefHeading__683_208457283"/></text:h>
      <text:h text:style-name="P165"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3</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35</meta:editing-cycles>
    <meta:editing-duration>P4DT36M9S</meta:editing-duration>
    <dc:date>2016-05-08T12:40:13.295790610</dc:date>
    <meta:printed-by>M R</meta:printed-by>
    <meta:print-date>2012-09-14T13:32:12.93</meta:print-date>
    <meta:document-statistic meta:table-count="0" meta:image-count="12" meta:object-count="0" meta:page-count="33" meta:paragraph-count="280" meta:word-count="5305" meta:character-count="39452" meta:non-whitespace-character-count="34135"/>
    <meta:user-defined meta:name="Info 1"/>
    <meta:user-defined meta:name="Info 2"/>
    <meta:user-defined meta:name="Info 3"/>
    <meta:user-defined meta:name="Info 4"/>
  </office:meta>
</office:document-meta>
</file>